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DefinitionBuilder.setLibraryManager( LibraryManager librar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DefinitionBuilder.buildWidgetDefinition( Element form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